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11">do text</text:span></text:p><text:p text:style-name="P5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UrbanBody"/>
      <text:p text:style-name="UrbanBody"><text:span text:style-name="T2"><office:annotation><dc:creator>sde </dc:creator><dc:date>2011-07-27T10:02:17</dc:date><text:p text:style-name="P4"><text:span text:style-name="T9">do text</text:span></text:p><text:p text:style-name="P4"><text:span text:style-name="T10">from document(at=reference, format='odt')</text:span></text:p></office:annotation></text:span>Import depuis reference.odt</text:p>
      <text:p text:style-name="UrbanBody"/>
      <text:p text:style-name="UrbanBody">Monsieur le Fonctionnaire Technique,</text:p>
      <text:p text:style-name="UrbanBody"/>
      <text:p text:style-name="UrbanBody">Concerne : Demande de permis d’environnement</text:p>
      <text:p text:style-name="UrbanBody"/>
      <text:p text:style-name="P2"><text:span text:style-name="T5"><office:annotation><dc:creator>Gauthier Bastien</dc:creator><dc:date>2011-02-16T16:12:24</dc:date><text:p text:style-name="P4"><text:span text:style-name="T8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4"><text:span text:style-name="T7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/>
      <text:p text:style-name="UrbanBody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P3">Le Chef de Bureau- Eco-Conseille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3:30:58</dc:date>
    <dc:creator>Simon Delcourt</dc:creator>
    <meta:editing-duration>PT7H51M3S</meta:editing-duration>
    <meta:editing-cycles>48</meta:editing-cycles>
    <meta:generator>LibreOffice/3.5$Linux_x86 LibreOffice_project/350m1$Build-2</meta:generator>
    <meta:document-statistic meta:table-count="0" meta:image-count="0" meta:object-count="0" meta:page-count="1" meta:paragraph-count="16" meta:word-count="132" meta:character-count="1037" meta:non-whitespace-character-count="924"/>
  </office:meta>
</office:document-meta>
</file>